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149.3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83.25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5.24pt" fo:break-before="auto" style:use-optimal-row-height="false"/>
    </style:style>
    <style:style style:name="ro11" style:family="table-row">
      <style:table-row-properties style:row-height="69pt" fo:break-before="auto" style:use-optimal-row-height="false"/>
    </style:style>
    <style:style style:name="ro12" style:family="table-row">
      <style:table-row-properties style:row-height="57.46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ro14" style:family="table-row">
      <style:table-row-properties style:row-height="80.56pt" fo:break-before="auto" style:use-optimal-row-height="false"/>
    </style:style>
    <style:style style:name="ro15" style:family="table-row">
      <style:table-row-properties style:row-height="89.55pt" fo:break-before="auto" style:use-optimal-row-height="false"/>
    </style:style>
    <style:style style:name="ro16" style:family="table-row">
      <style:table-row-properties style:row-height="123.11pt" fo:break-before="auto" style:use-optimal-row-height="false"/>
    </style:style>
    <style:style style:name="ro17" style:family="table-row">
      <style:table-row-properties style:row-height="115.65pt" fo:break-before="auto" style:use-optimal-row-height="true"/>
    </style:style>
    <style:style style:name="ro18" style:family="table-row">
      <style:table-row-properties style:row-height="121.61pt" fo:break-before="auto" style:use-optimal-row-height="false"/>
    </style:style>
    <style:style style:name="ro19" style:family="table-row">
      <style:table-row-properties style:row-height="135.81pt" fo:break-before="auto" style:use-optimal-row-height="false"/>
    </style:style>
    <style:style style:name="ro20" style:family="table-row">
      <style:table-row-properties style:row-height="141pt" fo:break-before="auto" style:use-optimal-row-height="false"/>
    </style:style>
    <style:style style:name="ro21" style:family="table-row">
      <style:table-row-properties style:row-height="155.2pt" fo:break-before="auto" style:use-optimal-row-height="false"/>
    </style:style>
    <style:style style:name="ro22" style:family="table-row">
      <style:table-row-properties style:row-height="147.74pt" fo:break-before="auto" style:use-optimal-row-height="false"/>
    </style:style>
    <style:style style:name="ro23" style:family="table-row">
      <style:table-row-properties style:row-height="141.76pt" fo:break-before="auto" style:use-optimal-row-height="false"/>
    </style:style>
    <style:style style:name="ro24" style:family="table-row">
      <style:table-row-properties style:row-height="144.74pt" fo:break-before="auto" style:use-optimal-row-height="false"/>
    </style:style>
    <style:style style:name="ro25" style:family="table-row">
      <style:table-row-properties style:row-height="157.44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13.8pt" fo:break-before="auto" style:use-optimal-row-height="true"/>
    </style:style>
    <style:style style:name="ro28" style:family="table-row">
      <style:table-row-properties style:row-height="15.76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ext-properties style:font-name="Arial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Arial1" fo:font-size="11pt" style:font-size-asian="11pt" style:font-size-complex="11pt"/>
    </style:style>
    <style:style style:name="ce26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54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15" table:default-cell-style-name="ce37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2" office:value-type="string" calcext:value-type="string">
            <text:p>TestCaseID - Name</text:p>
          </table:table-cell>
          <table:table-cell table:style-name="ce42" office:value-type="string" calcext:value-type="string">
            <text:p>Priority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/Blocked</text:p>
          </table:table-cell>
          <table:table-cell table:style-name="ce2" office:value-type="string" calcext:value-type="string">
            <text:p>BUG numb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Interfata login</text:p>
          </table:table-cell>
          <table:table-cell table:style-name="ce38" office:value-type="string" calcext:value-type="string">
            <text:p>1. veificare utilizator si parola corecte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Logare cu succes</text:p>
          </table:table-cell>
          <table:table-cell table:style-name="ce43" office:value-type="string" calcext:value-type="string">
            <text:p>Logare cu succes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covered-table-cell table:style-name="ce33"/>
          <table:table-cell table:style-name="ce38" office:value-type="string" calcext:value-type="string">
            <text:p>2. verificare utlizator corect si camp parola gol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camp gol parol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<text:s/>Epic sadface: Password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4">
          <table:covered-table-cell table:style-name="ce34"/>
          <table:table-cell table:style-name="ce38" office:value-type="string" calcext:value-type="string">
            <text:p>3. verificare utilizator corect si parola gresita plus buton login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incorect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Epic sadface: Username and password do not match any user in this servic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5">
            <text:p>Interfata product list </text:p>
          </table:table-cell>
          <table:table-cell table:style-name="ce39" office:value-type="string" calcext:value-type="string">
            <text:p>6. verificare lista produselor sa fie 6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verificare lista produse</text:p>
            <text:p/>
            <text:p/>
          </table:table-cell>
          <table:table-cell table:style-name="ce48"/>
          <table:table-cell table:style-name="ce46" office:value-type="string" calcext:value-type="string">
            <text:p>In lista de produse a site-ului sa fie 6 produse in total</text:p>
          </table:table-cell>
          <table:table-cell table:style-name="ce46" office:value-type="string" calcext:value-type="string">
            <text:p>In lista de produse a site-ului sunt 6 produse in total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5">
          <table:covered-table-cell table:style-name="ce6"/>
          <table:table-cell table:style-name="ce39" office:value-type="string" calcext:value-type="string">
            <text:p>7. verificarea detalii produs in produs invidual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deschide produsul cu descrierea acestuia</text:p>
          </table:table-cell>
          <table:table-cell table:style-name="ce49"/>
          <table:table-cell table:style-name="ce52" office:value-type="string" calcext:value-type="string">
            <text:p>La verifiecarea produsului se vada descrierea si detaliile acestuia</text:p>
          </table:table-cell>
          <table:table-cell table:style-name="ce52" office:value-type="string" calcext:value-type="string">
            <text:p>La verifiecarea produsului sa se vada descrierea si detaliile acestui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6">
          <table:covered-table-cell table:style-name="ce6"/>
          <table:table-cell table:style-name="ce39" office:value-type="string" calcext:value-type="string">
            <text:p>8. testarea butonului back to all products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apasa butonul “back to all products”</text:p>
          </table:table-cell>
          <table:table-cell table:style-name="ce49"/>
          <table:table-cell table:style-name="ce52" office:value-type="string" calcext:value-type="string">
            <text:p>La apasarea butonului back to all products se ajunge la toata lista de produse </text:p>
          </table:table-cell>
          <table:table-cell table:style-name="ce52" office:value-type="string" calcext:value-type="string">
            <text:p>La apasarea butonului back to all products trebuie sa ajung la toata lista de produse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7">
          <table:covered-table-cell table:style-name="ce6"/>
          <table:table-cell table:style-name="ce39" office:value-type="string" calcext:value-type="string">
            <text:p>9. adaugare produs in cos pentru a verifica butonul add to cart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pe unul din produse </text:p>
            <text:p/>
          </table:table-cell>
          <table:table-cell table:style-name="ce6"/>
          <table:table-cell table:style-name="ce53" office:value-type="string" calcext:value-type="string">
            <text:p>Dupa apasarea butonului add to cart, produsul se adauga in cos </text:p>
          </table:table-cell>
          <table:table-cell table:style-name="ce53" office:value-type="string" calcext:value-type="string">
            <text:p>Dupa apasarea butonului add to cart, produsul trebuei sa fie in cos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8">
          <table:covered-table-cell table:style-name="ce6"/>
          <table:table-cell table:style-name="ce39" office:value-type="string" calcext:value-type="string">
            <text:p>10. testam butonul add to cart cu toate cele 6 produse 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fiecare produs in parte pana sunt taote cele 6 produse</text:p>
            <text:p/>
          </table:table-cell>
          <table:table-cell table:style-name="ce6"/>
          <table:table-cell table:style-name="ce53" office:value-type="string" calcext:value-type="string">
            <text:p>Dupa adaugarea celor 6 produse, inseamna ca se pot adauga in cos mai mutl de un produs </text:p>
          </table:table-cell>
          <table:table-cell table:style-name="ce53" office:value-type="string" calcext:value-type="string">
            <text:p>Se pot adauga in cos doar 3 produse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2</text:p>
          </table:table-cell>
          <table:table-cell table:number-columns-repeated="1015"/>
        </table:table-row>
        <table:table-row table:style-name="ro9">
          <table:covered-table-cell table:style-name="ce6"/>
          <table:table-cell table:style-name="ce39" office:value-type="string" calcext:value-type="string">
            <text:p>11. stergerea produsului din cos pentru verificare buton remove.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apasare buton remove </text:p>
          </table:table-cell>
          <table:table-cell table:style-name="ce6"/>
          <table:table-cell table:style-name="ce53" office:value-type="string" calcext:value-type="string">
            <text:p>Dupa apasarea butonului remove, produsul din cos se sterge</text:p>
          </table:table-cell>
          <table:table-cell table:style-name="ce53" office:value-type="string" calcext:value-type="string">
            <text:p>Dupa apasarea butonului remove, produsul din cos trebuie sa se sterga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0">
          <table:covered-table-cell table:style-name="ce6"/>
          <table:table-cell table:style-name="ce39" office:value-type="string" calcext:value-type="string">
            <text:p>12. moneda valorii produselor sa fie $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cost total</text:p>
            <text:p>5. moneda valorii produselor</text:p>
          </table:table-cell>
          <table:table-cell table:style-name="ce6"/>
          <table:table-cell table:number-columns-repeated="2" table:style-name="ce50" office:value-type="string" calcext:value-type="string">
            <text:p>La finalizarea comenzii moneda este $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3. sortarea produselor de la A-Z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A-Z</text:p>
          </table:table-cell>
          <table:table-cell table:style-name="ce6"/>
          <table:table-cell table:style-name="ce53" office:value-type="string" calcext:value-type="string">
            <text:p>Produsele trebuie sa se sorteze in ordine alfabetica</text:p>
          </table:table-cell>
          <table:table-cell table:style-name="ce53" office:value-type="string" calcext:value-type="string">
            <text:p>Produsele se sorteze in ordine alfabetic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">
          <table:covered-table-cell table:style-name="ce6"/>
          <table:table-cell table:style-name="ce39" office:value-type="string" calcext:value-type="string">
            <text:p>14. sortarea produselor de Z-A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Z-A</text:p>
          </table:table-cell>
          <table:table-cell table:style-name="ce6"/>
          <table:table-cell table:style-name="ce53" office:value-type="string" calcext:value-type="string">
            <text:p>Produsele trebuie sa se sorteze alfabet de la Z-A</text:p>
          </table:table-cell>
          <table:table-cell table:style-name="ce53" office:value-type="string" calcext:value-type="string">
            <text:p>Produsele nu se sorteze alfabet de la Z-A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3</text:p>
          </table:table-cell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5. sortarea produselor de la low to high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low to high</text:p>
          </table:table-cell>
          <table:table-cell table:style-name="ce6"/>
          <table:table-cell table:style-name="ce53" office:value-type="string" calcext:value-type="string">
            <text:p>Produsele trebuie sa se sorteze crescator</text:p>
          </table:table-cell>
          <table:table-cell table:style-name="ce53" office:value-type="string" calcext:value-type="string">
            <text:p>Produsele nu se sorteze crescator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4</text:p>
          </table:table-cell>
          <table:table-cell table:number-columns-repeated="1015"/>
        </table:table-row>
        <table:table-row table:style-name="ro12">
          <table:covered-table-cell table:style-name="ce6"/>
          <table:table-cell table:style-name="ce39" office:value-type="string" calcext:value-type="string">
            <text:p>16. sortarea produselor de la high to low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high to low</text:p>
          </table:table-cell>
          <table:table-cell table:style-name="ce6"/>
          <table:table-cell table:style-name="ce53" office:value-type="string" calcext:value-type="string">
            <text:p>Produsele trebuie sa se sorteze descrescator</text:p>
          </table:table-cell>
          <table:table-cell table:style-name="ce53" office:value-type="string" calcext:value-type="string">
            <text:p>Produsele nu se sorteze descrescator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5</text:p>
          </table:table-cell>
          <table:table-cell table:number-columns-repeated="1015"/>
        </table:table-row>
        <table:table-row table:style-name="ro13">
          <table:covered-table-cell table:style-name="ce6"/>
          <table:table-cell table:style-name="ce39" office:value-type="string" calcext:value-type="string">
            <text:p>17. dacă interfața se adaptează la diferite dimensiuni de ecran și rezoluții indiferent de dispozitul utilizat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 </text:p>
            <text:p>2. logare pe site pe un  monitor </text:p>
            <text:p>3. verificare interfata</text:p>
          </table:table-cell>
          <table:table-cell table:style-name="ce6"/>
          <table:table-cell table:style-name="ce50" office:value-type="string" calcext:value-type="string">
            <text:p>Interfata trebuie sa adapteze in functie de dimensiunea ecranului</text:p>
          </table:table-cell>
          <table:table-cell table:style-name="ce50" office:value-type="string" calcext:value-type="string">
            <text:p>Interfata se adapteza in functie de dimensiunea ecran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4">
          <table:covered-table-cell table:style-name="ce6"/>
          <table:table-cell table:style-name="ce39" office:value-type="string" calcext:value-type="string">
            <text:p>18. testarea butonul remove din main paig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</text:p>
            <text:p>5. remove</text:p>
          </table:table-cell>
          <table:table-cell table:style-name="ce6"/>
          <table:table-cell table:style-name="ce51" office:value-type="string" calcext:value-type="string">
            <text:p>Stergerea produsului</text:p>
          </table:table-cell>
          <table:table-cell table:style-name="ce50" office:value-type="string" calcext:value-type="string">
            <text:p>Produsul nu se sterge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6</text:p>
          </table:table-cell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19. testarea butonul de remove din interfata cosului de cumparaturi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</text:p>
            <text:p>5. remove din cosul de cumparaturi</text:p>
          </table:table-cell>
          <table:table-cell table:style-name="ce6"/>
          <table:table-cell table:number-columns-repeated="2" table:style-name="ce51" office:value-type="string" calcext:value-type="string">
            <text:p>Stergerea produs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20. testarea butonul continuu to shopping de la shopping cart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ontinue to shopping</text:p>
          </table:table-cell>
          <table:table-cell table:style-name="ce6"/>
          <table:table-cell table:number-columns-repeated="2" table:style-name="ce50" office:value-type="string" calcext:value-type="string">
            <text:p>Redirectionare catre product list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1" table:number-rows-spanned="10">
            <text:p>Interfata check out</text:p>
          </table:table-cell>
          <table:table-cell table:style-name="ce40" office:value-type="string" calcext:value-type="string">
            <text:p>21. testare check out cu toate datele corect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</table:table-cell>
          <table:table-cell table:style-name="ce6"/>
          <table:table-cell table:style-name="ce50" office:value-type="string" calcext:value-type="string">
            <text:p>Redirectionare catre checkout overview</text:p>
          </table:table-cell>
          <table:table-cell table:style-name="ce50" office:value-type="string" calcext:value-type="string">
            <text:p>Campul last name nu se poate completa corespunzator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17">
          <table:covered-table-cell table:style-name="ce6"/>
          <table:table-cell table:style-name="ce40" office:value-type="string" calcext:value-type="string">
            <text:p>22. campul first name completat, last name completat postalcode gol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amp gol</text:p>
            <text:p>9.continue</text:p>
          </table:table-cell>
          <table:table-cell table:style-name="ce6" office:value-type="string" calcext:value-type="string">
            <text:p/>
            <text:p/>
          </table:table-cell>
          <table:table-cell table:style-name="ce53" office:value-type="string" calcext:value-type="string">
            <text:p>Zip\PostalCode is required</text:p>
          </table:table-cell>
          <table:table-cell table:style-name="ce50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18">
          <table:covered-table-cell table:style-name="ce6"/>
          <table:table-cell table:style-name="ce40" office:value-type="string" calcext:value-type="string">
            <text:p>23. campul first name gol, last name si postalcode completat corect</text:p>
          </table:table-cell>
          <table:table-cell table:style-name="ce44" office:value-type="string" calcext:value-type="string">
            <text:p>p1</text:p>
          </table:table-cell>
          <table:table-cell table:style-name="ce47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amp gol</text:p>
            <text:p>7.last name corect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First Name is required</text:p>
          </table:table-cell>
          <table:table-cell table:style-name="ce50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19">
          <table:covered-table-cell table:style-name="ce6"/>
          <table:table-cell table:style-name="ce40" office:value-type="string" calcext:value-type="string">
            <text:p>24. campul first name corect, last name camp gol si postalcode corect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Last Name is required</text:p>
          </table:table-cell>
          <table:table-cell table:style-name="ce50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20">
          <table:covered-table-cell table:style-name="ce6"/>
          <table:table-cell table:style-name="ce40" office:value-type="string" calcext:value-type="string">
            <text:p>25. verificarea pretului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</table:table-cell>
          <table:table-cell table:style-name="ce50" office:value-type="string" calcext:value-type="string">
            <text:p>Produsul 1 = 49,99 $ Produs 2 =9,99$</text:p>
          </table:table-cell>
          <table:table-cell table:style-name="ce51" office:value-type="string" calcext:value-type="string">
            <text:p>Cost total 59.98 $</text:p>
          </table:table-cell>
          <table:table-cell table:style-name="ce51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21">
          <table:covered-table-cell table:style-name="ce6"/>
          <table:table-cell table:style-name="ce40" office:value-type="string" calcext:value-type="string">
            <text:p>26. verificarea cantitati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orect</text:p>
            <text:p>9.continue</text:p>
            <text:p>10.cantitate produse</text:p>
          </table:table-cell>
          <table:table-cell table:style-name="ce51" office:value-type="string" calcext:value-type="string">
            <text:p>Produs 1</text:p>
            <text:p>Produs 2</text:p>
          </table:table-cell>
          <table:table-cell table:style-name="ce51" office:value-type="string" calcext:value-type="string">
            <text:p>Cantitate totala 2 produse</text:p>
          </table:table-cell>
          <table:table-cell table:style-name="ce50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22">
          <table:covered-table-cell table:style-name="ce6"/>
          <table:table-cell table:style-name="ce40" office:value-type="string" calcext:value-type="string">
            <text:p>27. daca taxa se adauga la pretul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  <text:p>11.verificare taxa extra</text:p>
          </table:table-cell>
          <table:table-cell table:style-name="ce50" office:value-type="string" calcext:value-type="string">
            <text:p><text:span text:style-name="T1">Produsul 1 = 49,99 $ Produs 2 =9,99$</text:span></text:p>
            <text:p>Taxa Extra =4.80</text:p>
          </table:table-cell>
          <table:table-cell table:style-name="ce50" office:value-type="string" calcext:value-type="string">
            <text:p><text:span text:style-name="T1">Cost total 59.98 $</text:span> $ plus taxa extra =64.68$</text:p>
          </table:table-cell>
          <table:table-cell table:style-name="ce26"/>
          <table:table-cell table:style-name="ce56" office:value-type="string" calcext:value-type="string">
            <text:p>Blocked</text:p>
          </table:table-cell>
          <table:table-cell table:style-name="ce60" office:value-type="string" calcext:value-type="string">
            <text:p>Bug 7</text:p>
          </table:table-cell>
          <table:table-cell table:number-columns-repeated="1015"/>
        </table:table-row>
        <table:table-row table:style-name="ro23">
          <table:covered-table-cell table:style-name="ce6"/>
          <table:table-cell table:style-name="ce40" office:value-type="string" calcext:value-type="string">
            <text:p>28. testare buton finish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 cost total</text:p>
            <text:p>11. finish</text:p>
          </table:table-cell>
          <table:table-cell table:style-name="ce6"/>
          <table:table-cell table:style-name="ce50" office:value-type="string" calcext:value-type="string">
            <text:p>Redirectioneaza catre pagina de instiintare ca a fost plasata comanda. <text:s/></text:p>
          </table:table-cell>
          <table:table-cell table:style-name="ce50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24">
          <table:covered-table-cell table:style-name="ce6"/>
          <table:table-cell table:style-name="ce40" office:value-type="string" calcext:value-type="string">
            <text:p>29. testare buton cancel din overview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6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cancel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50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25">
          <table:covered-table-cell table:style-name="ce6"/>
          <table:table-cell table:style-name="ce40" office:value-type="string" calcext:value-type="string">
            <text:p>30. testare buton back hom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back home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7</text:p>
          </table:table-cell>
          <table:table-cell table:number-columns-repeated="1015"/>
        </table:table-row>
        <table:table-row table:style-name="ro26">
          <table:table-cell table:style-name="ce6"/>
          <table:table-cell table:style-name="ce40"/>
          <table:table-cell table:style-name="ce6"/>
          <table:table-cell table:style-name="ce40"/>
          <table:table-cell table:style-name="ce6"/>
          <table:table-cell table:style-name="ce51"/>
          <table:table-cell table:style-name="ce6"/>
          <table:table-cell table:style-name="ce57"/>
          <table:table-cell table:style-name="ce44"/>
          <table:table-cell table:number-columns-repeated="1015"/>
        </table:table-row>
        <table:table-row table:style-name="ro27" table:number-rows-repeated="925">
          <table:table-cell/>
          <table:table-cell table:style-name="ce41"/>
          <table:table-cell/>
          <table:table-cell table:style-name="ce41"/>
          <table:table-cell table:number-columns-repeated="4"/>
          <table:table-cell table:style-name="ce61"/>
          <table:table-cell table:number-columns-repeated="1015"/>
        </table:table-row>
        <table:table-row table:style-name="ro28" table:number-rows-repeated="104762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TestCases.H2:TestCases.H30">
            <calcext:condition calcext:apply-style-name="ConditionalStyle_1" calcext:value="=&quot;Pass&quot;" calcext:base-cell-address="TestCases.H2"/>
          </calcext:conditional-format>
          <calcext:conditional-format calcext:target-range-address="TestCases.H2:TestCases.H30">
            <calcext:condition calcext:apply-style-name="ConditionalStyle_2" calcext:value="=&quot;Fail&quot;" calcext:base-cell-address="TestCases.H2"/>
          </calcext:conditional-format>
          <calcext:conditional-format calcext:target-range-address="TestCases.H2:TestCases.H30">
            <calcext:condition calcext:apply-style-name="ConditionalStyle_3" calcext:value="contains-text(&quot;Blocked&quot;)" calcext:base-cell-address="TestCases.H2"/>
          </calcext:conditional-format>
        </calcext:conditional-formats>
      </table:table>
      <table:table table:name="Resul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30">
          <table:table-cell table:style-name="ce28" office:value-type="string" calcext:value-type="string">
            <text:p>Total tests</text:p>
          </table:table-cell>
          <table:table-cell table:style-name="ce28" office:value-type="string" calcext:value-type="string">
            <text:p>Nb of Pass test</text:p>
          </table:table-cell>
          <table:table-cell table:style-name="ce28" office:value-type="string" calcext:value-type="string">
            <text:p>Nb of Failed test</text:p>
          </table:table-cell>
          <table:table-cell table:style-name="ce28" office:value-type="string" calcext:value-type="string">
            <text:p>Nb. Of Blocked tests</text:p>
          </table:table-cell>
          <table:table-cell table:style-name="ce28" office:value-type="string" calcext:value-type="string">
            <text:p>Total test covered</text:p>
          </table:table-cell>
          <table:table-cell table:style-name="ce28" office:value-type="string" calcext:value-type="string">
            <text:p>Blocked Tests%</text:p>
          </table:table-cell>
          <table:table-cell table:style-name="ce28" office:value-type="string" calcext:value-type="string">
            <text:p>Failed test%</text:p>
          </table:table-cell>
          <table:table-cell table:style-name="ce28" office:value-type="string" calcext:value-type="string">
            <text:p>Pass test %</text:p>
          </table:table-cell>
          <table:table-cell table:style-name="ce28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9" table:formula="of:=COUNTIF([$TestCases.B2:.B31];&quot;*&quot;)" office:value-type="float" office:value="28" calcext:value-type="float">
            <text:p>28</text:p>
          </table:table-cell>
          <table:table-cell table:style-name="ce29" table:formula="of:=COUNTIF([$TestCases.H2:.H31];&quot;Pass&quot;)" office:value-type="float" office:value="13" calcext:value-type="float">
            <text:p>13</text:p>
          </table:table-cell>
          <table:table-cell table:style-name="ce29" table:formula="of:=COUNTIF([$TestCases.H2:.H31];&quot;Fail&quot;)" office:value-type="float" office:value="6" calcext:value-type="float">
            <text:p>6</text:p>
          </table:table-cell>
          <table:table-cell table:style-name="ce29" table:formula="of:=COUNTIF([$TestCases.H2:.H31];&quot;Blocked&quot;)" office:value-type="float" office:value="9" calcext:value-type="float">
            <text:p>9</text:p>
          </table:table-cell>
          <table:table-cell table:style-name="ce29" table:formula="of:=[.B2]+[.C2]" office:value-type="float" office:value="19" calcext:value-type="float">
            <text:p>19</text:p>
          </table:table-cell>
          <table:table-cell table:style-name="ce30" table:formula="of:=([.D2]/[.A2])*100" office:value-type="float" office:value="32.1428571428571" calcext:value-type="float">
            <text:p>32.14</text:p>
          </table:table-cell>
          <table:table-cell table:style-name="ce31" table:formula="of:=([.C2]/[.A2])*100" office:value-type="float" office:value="21.4285714285714" calcext:value-type="float">
            <text:p>21.43</text:p>
          </table:table-cell>
          <table:table-cell table:style-name="ce30" table:formula="of:=([.B2]/[.A2])*100" office:value-type="float" office:value="46.4285714285714" calcext:value-type="float">
            <text:p>46.43</text:p>
          </table:table-cell>
          <table:table-cell table:style-name="ce32" table:formula="of:=(([.B2]+[.C2])/[.A2])*100" office:value-type="float" office:value="67.8571428571429" calcext:value-type="float">
            <text:p>67.86</text:p>
          </table:table-cell>
          <table:table-cell table:number-columns-repeated="1015"/>
        </table:table-row>
        <table:table-row table:style-name="ro28" table:number-rows-repeated="1048573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9:29:59.7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7T19:38:07.002000000</dc:date>
    <meta:editing-duration>PT1H29M33S</meta:editing-duration>
    <meta:editing-cycles>9</meta:editing-cycles>
    <meta:generator>Neat_Office/6.2.8.2$Windows_x86 LibreOffice_project/</meta:generator>
    <meta:document-statistic meta:table-count="2" meta:cell-count="208" meta:object-count="0"/>
  </office:meta>
</office:document-meta>
</file>